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27ac" officeooo:paragraph-rsid="000c27ac"/>
    </style:style>
    <style:style style:name="P2" style:family="paragraph" style:parent-style-name="Standard">
      <style:text-properties officeooo:rsid="000d3dff" officeooo:paragraph-rsid="000d3dff"/>
    </style:style>
    <style:style style:name="P3" style:family="paragraph" style:parent-style-name="Standard">
      <style:text-properties officeooo:rsid="000f3b0a" officeooo:paragraph-rsid="000f3b0a"/>
    </style:style>
    <style:style style:name="P4" style:family="paragraph" style:parent-style-name="Standard">
      <style:text-properties officeooo:rsid="0010f8b2" officeooo:paragraph-rsid="0010f8b2"/>
    </style:style>
    <style:style style:name="P5" style:family="paragraph" style:parent-style-name="Standard">
      <style:text-properties officeooo:rsid="00129762" officeooo:paragraph-rsid="00129762"/>
    </style:style>
    <style:style style:name="P6" style:family="paragraph" style:parent-style-name="Standard">
      <style:text-properties officeooo:rsid="00145314" officeooo:paragraph-rsid="00145314"/>
    </style:style>
    <style:style style:name="P7" style:family="paragraph" style:parent-style-name="Standard">
      <style:text-properties officeooo:rsid="0014fe0b" officeooo:paragraph-rsid="0014fe0b"/>
    </style:style>
    <style:style style:name="P8" style:family="paragraph" style:parent-style-name="Standard">
      <style:text-properties officeooo:rsid="0016c6ff" officeooo:paragraph-rsid="0016c6ff"/>
    </style:style>
    <style:style style:name="P9" style:family="paragraph" style:parent-style-name="Standard">
      <style:text-properties fo:font-size="16pt" officeooo:rsid="0016c6ff" officeooo:paragraph-rsid="0016c6ff" style:font-size-asian="16pt" style:font-size-complex="16pt"/>
    </style:style>
    <style:style style:name="P10" style:family="paragraph" style:parent-style-name="Standard">
      <style:text-properties fo:font-size="16pt" officeooo:rsid="001992e3" officeooo:paragraph-rsid="001992e3" style:font-size-asian="16pt" style:font-size-complex="16pt"/>
    </style:style>
    <style:style style:name="P11" style:family="paragraph" style:parent-style-name="Standard">
      <style:text-properties fo:font-size="16pt" fo:font-weight="bold" officeooo:rsid="0016c6ff" officeooo:paragraph-rsid="0016c6ff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a9255" officeooo:paragraph-rsid="001a9255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0c27ac" officeooo:paragraph-rsid="000c27ac"/>
    </style:style>
    <style:style style:name="P14" style:family="paragraph" style:parent-style-name="Standard">
      <style:text-properties fo:font-size="12pt" fo:font-weight="normal" officeooo:rsid="001992e3" officeooo:paragraph-rsid="001992e3" style:font-size-asian="10.5pt" style:font-weight-asian="normal" style:font-size-complex="12pt" style:font-weight-complex="normal"/>
    </style:style>
    <style:style style:name="P15" style:family="paragraph" style:parent-style-name="Preformatted_20_Text">
      <style:text-properties officeooo:rsid="000c27ac" officeooo:paragraph-rsid="000c27ac"/>
    </style:style>
    <style:style style:name="T1" style:family="text">
      <style:text-properties officeooo:rsid="000f3b0a"/>
    </style:style>
    <style:style style:name="T2" style:family="text">
      <style:text-properties officeooo:rsid="00107e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4bfb" style:font-weight-asian="bold" style:font-weight-complex="bol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1c3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me page</text:p>
      <text:p text:style-name="P1">1. Manage navigation</text:p>
      <text:p text:style-name="P1">2. Linking to logo</text:p>
      <text:p text:style-name="P1">3. Your distributor portion <text:s/>will be dyamic</text:p>
      <text:p text:style-name="P2">4. <text:span text:style-name="T1">Search portion implementation</text:span></text:p>
      <text:p text:style-name="P3">5. <text:span text:style-name="T2">Banner will be linking</text:span></text:p>
      <text:p text:style-name="P4">6. First block banner will be linking</text:p>
      <text:p text:style-name="P4">7. Home page will be responsive</text:p>
      <text:p text:style-name="P5">8. Best seller image will be is featured, image and buy now will be linking</text:p>
      <text:p text:style-name="P6">9. Third block <text:s/>learn more will be linking and video file will show</text:p>
      <text:p text:style-name="P7">10. Footer implementation and linking</text:p>
      <text:p text:style-name="P7"/>
      <text:p text:style-name="P11">Category wise listing page</text:p>
      <text:p text:style-name="P8"/>
      <text:p text:style-name="P8">11.Firsr block image and video and image linking</text:p>
      <text:p text:style-name="P8">12. Product listing by folder id</text:p>
      <text:p text:style-name="P8"/>
      <text:p text:style-name="P9"><text:s/><text:span text:style-name="T4">Product Description page</text:span></text:p>
      <text:p text:style-name="P10"><text:span text:style-name="T6">13</text:span><text:span text:style-name="T3">.</text:span><text:span text:style-name="T5"> Banner portion implementation</text:span></text:p>
      <text:p text:style-name="P14">14. Product descrion , product image and if more than one image then slider</text:p>
      <text:p text:style-name="P14">15. Linking to add to cart button</text:p>
      <text:p text:style-name="P14">16. Related product listing and slider</text:p>
      <text:p text:style-name="P14"/>
      <text:p text:style-name="P12">Cart page, checkout page , success page creation and chnages theme and functionality</text:p>
      <text:p text:style-name="P8"/>
      <text:p text:style-name="P15"><text:span text:style-name="Source_20_Text">chmod 6</text:span><text:span text:style-name="Source_20_Text"><text:span text:style-name="T7">4</text:span></text:span><text:span text:style-name="Source_20_Text">4 /var/www/html/</text:span><text:span text:style-name="Source_20_Text"><text:span text:style-name="T7">drupal-first/</text:span></text:span><text:span text:style-name="Source_20_Text">sites/default/settings.php</text:span></text:p>
      <text:p text:style-name="P15"><text:span text:style-name="Source_20_Text">chmod 644 /var/www/html/sites/default/settings.php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0:41:08.145270794</meta:creation-date>
    <dc:date>2015-09-17T19:17:07.246179868</dc:date>
    <meta:editing-duration>PT8H43M18S</meta:editing-duration>
    <meta:editing-cycles>13</meta:editing-cycles>
    <meta:generator>LibreOffice/4.4.2.2$Linux_X86_64 LibreOffice_project/40m0$Build-2</meta:generator>
    <meta:document-statistic meta:table-count="0" meta:image-count="0" meta:object-count="0" meta:page-count="1" meta:paragraph-count="22" meta:word-count="142" meta:character-count="901" meta:non-whitespace-character-count="778"/>
  </office:meta>
</office:document-meta>
</file>